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7cm" table:align="margins" fo:keep-with-next="auto"/>
    </style:style>
    <style:style style:name="Tabella1.A" style:family="table-column">
      <style:table-column-properties style:column-width="3.888cm" style:rel-column-width="2204*"/>
    </style:style>
    <style:style style:name="Tabella1.B" style:family="table-column">
      <style:table-column-properties style:column-width="8.906cm" style:rel-column-width="5049*"/>
    </style:style>
    <style:style style:name="Tabella1.C" style:family="table-column">
      <style:table-column-properties style:column-width="1.016cm" style:rel-column-width="576*"/>
    </style:style>
    <style:style style:name="Tabella1.D" style:family="table-column">
      <style:table-column-properties style:column-width="1.737cm" style:rel-column-width="985*"/>
    </style:style>
    <style:style style:name="Tabella1.E" style:family="table-column">
      <style:table-column-properties style:column-width="1.736cm" style:rel-column-width="984*"/>
    </style:style>
    <style:style style:name="Tabella1.J" style:family="table-column">
      <style:table-column-properties style:column-width="1.734cm" style:rel-column-width="983*"/>
    </style:style>
    <style:style style:name="Tabella1.K" style:family="table-column">
      <style:table-column-properties style:column-width="1.741cm" style:rel-column-width="987*"/>
    </style:style>
    <style:style style:name="Tabella1.A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2cm" fo:keep-together="always"/>
    </style:style>
    <style:style style:name="Tabella1.A4" style:family="table-cell">
      <style:table-cell-properties style:vertical-align="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B4" style:family="table-cell">
      <style:table-cell-properties style:vertical-align=""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Tabella1.K4" style:family="table-cell">
      <style:table-cell-properties style:vertical-align=""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Tabella1.5" style:family="table-row">
      <style:table-row-properties style:min-row-height="0.011cm" fo:keep-together="always"/>
    </style:style>
    <style:style style:name="Tabella1.A5" style:family="table-cell">
      <style:table-cell-properties style:vertical-align="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P4" style:family="paragraph" style:parent-style-name="Standard">
      <style:text-properties officeooo:rsid="000f3f20" officeooo:paragraph-rsid="000f3f20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1235a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1518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09ed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5c8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6685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205e4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cc3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5dee7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paragraph-rsid="0060a2e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eb1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Courier 10 Pitch" fo:font-size="8pt" fo:font-style="normal" style:text-underline-style="none" fo:font-weight="bold" officeooo:paragraph-rsid="0053645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0f3f20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1235a3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0f3f20" officeooo:paragraph-rsid="00600fdb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23d425" officeooo:paragraph-rsid="0023d425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566851" officeooo:paragraph-rsid="00566851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Courier 10 Pitch" fo:font-size="8pt" fo:font-style="normal" style:text-underline-style="none" fo:font-weight="normal" officeooo:rsid="000f3f20" officeooo:paragraph-rsid="00600fd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7pt" fo:font-weight="bold" officeooo:rsid="0065c266" officeooo:paragraph-rsid="0065c266" style:font-size-asian="7pt" style:font-weight-asian="bold" style:font-size-complex="7pt" style:font-weight-complex="bold"/>
    </style:style>
    <style:style style:name="T1" style:family="text">
      <style:text-properties officeooo:rsid="0048c14f"/>
    </style:style>
    <style:style style:name="T2" style:family="text">
      <style:text-properties fo:font-size="9pt" officeooo:rsid="00197d1e" style:font-size-asian="9pt" style:font-size-complex="9pt"/>
    </style:style>
    <style:style style:name="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color="#000000" officeooo:rsid="001ea072"/>
    </style:style>
    <style:style style:name="T6" style:family="text">
      <style:text-properties fo:color="#000000" officeooo:rsid="005dee77"/>
    </style:style>
    <style:style style:name="T7" style:family="text">
      <style:text-properties officeooo:rsid="004433fe"/>
    </style:style>
    <style:style style:name="T8" style:family="text">
      <style:text-properties officeooo:rsid="00536459"/>
    </style:style>
    <style:style style:name="T9" style:family="text">
      <style:text-properties officeooo:rsid="00570f80"/>
    </style:style>
    <style:style style:name="T10" style:family="text">
      <style:text-properties fo:color="#999999" fo:font-style="italic" officeooo:rsid="001ea072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 table:number-columns-repeated="5"/>
        <table:table-column table:style-name="Tabella1.J"/>
        <table:table-column table:style-name="Tabella1.K"/>
        <table:table-header-rows>
          <table:table-row>
            <table:table-cell table:style-name="Tabella1.A1" office:value-type="string">
              <text:p text:style-name="P22"><text:placeholder text:placeholder-type="text">&lt;if test="data.get('with_photo',True)"&gt;</text:placeholder></text:p>
              <text:p text:style-name="P19">CODICE</text:p>
              <text:p text:style-name="P14"><text:placeholder text:placeholder-type="text">&lt;/if&gt;</text:placeholder></text:p>
            </table:table-cell>
            <table:table-cell table:style-name="Tabella1.A1" office:value-type="string">
              <text:p text:style-name="P18"><text:span text:style-name="T4"><text:placeholder text:placeholder-type="text">&lt;setLang('it_IT')&gt;</text:placeholder></text:span>DESCRIZIONE</text:p>
            </table:table-cell>
            <table:table-cell table:style-name="Tabella1.A1" office:value-type="string">
              <text:p text:style-name="P24">GAMMA</text:p>
            </table:table-cell>
            <table:table-cell table:style-name="Tabella1.A1" office:value-type="string">
              <text:p text:style-name="P20">SOSP<text:span text:style-name="T7">ESI<text:line-break/>(S)</text:span></text:p>
            </table:table-cell>
            <table:table-cell table:style-name="Tabella1.A1" office:value-type="string">
              <text:p text:style-name="P21">CAMPAGNE<text:line-break/>(X)</text:p>
            </table:table-cell>
            <table:table-cell table:style-name="Tabella1.A1" office:value-type="string">
              <text:p text:style-name="P17">DISP. LORDA (E+F–S-<text:span text:style-name="T9">X</text:span>)</text:p>
            </table:table-cell>
            <table:table-cell table:style-name="Tabella1.A1" office:value-type="string">
              <text:p text:style-name="P17">INVENTARIO<text:line-break/><text:span text:style-name="T8">(I)</text:span></text:p>
            </table:table-cell>
            <table:table-cell table:style-name="Tabella1.A1" office:value-type="string">
              <text:p text:style-name="P17">CARICO<text:line-break/><text:span text:style-name="T8">(C)</text:span></text:p>
            </table:table-cell>
            <table:table-cell table:style-name="Tabella1.A1" office:value-type="string">
              <text:p text:style-name="P17">SCARICO<text:line-break/><text:span text:style-name="T8">(S)</text:span></text:p>
            </table:table-cell>
            <table:table-cell table:style-name="Tabella1.A1" office:value-type="string">
              <text:p text:style-name="P17">ESIST<text:span text:style-name="T7">ENZA<text:line-break/>(I+C-S)</text:span></text:p>
            </table:table-cell>
            <table:table-cell table:style-name="Tabella1.K1" office:value-type="string">
              <text:p text:style-name="P17">FORN<text:span text:style-name="T7">ITORE<text:line-break/>(F)</text:span></text:p>
            </table:table-cell>
          </table:table-row>
        </table:table-header-rows>
        <table:table-row table:style-name="Tabella1.2">
          <table:table-cell table:style-name="Tabella1.A3" table:number-columns-spanned="11" office:value-type="string">
            <text:p text:style-name="P5"><text:text-input text:description="&lt;for each=&quot;o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11" office:value-type="string">
            <text:p text:style-name="P11"><text:placeholder text:placeholder-type="text">&lt;if test="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10"><draw:frame draw:style-name="fr1" draw:name="image: asimage(o.product_image_quotation)" text:anchor-type="as-char" style:rel-width="scale" svg:height="1.977cm" style:rel-height="100%" draw:z-index="0"><draw:text-box fo:min-width="1.981cm"><text:p text:style-name="P23"/></draw:text-box></draw:frame></text:p>
          </table:table-cell>
          <table:table-cell table:style-name="Tabella1.B4" office:value-type="string">
            <text:p text:style-name="P12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5"><text:line-break/></text:span><text:span text:style-name="T10"><text:placeholder text:placeholder-type="text">&lt;o.mx_campaign_detail&gt;</text:placeholder></text:span></text:p>
          </table:table-cell>
          <table:table-cell table:style-name="Tabella1.B4" office:value-type="string">
            <text:p text:style-name="P6"><text:placeholder text:placeholder-type="text">&lt;o.status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11" office:value-type="string">
            <text:p text:style-name="P11"><text:placeholder text:placeholder-type="text">&lt;if test="not data.get('with_photo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4" table:number-columns-spanned="2" office:value-type="string">
            <text:p text:style-name="P13"><text:placeholder text:placeholder-type="text">&lt;o.default_code&gt;</text:placeholder> <text:placeholder text:placeholder-type="text">&lt;o.name.title()&gt;</text:placeholder> <text:placeholder text:placeholder-type="text">&lt;o.colour&gt;</text:placeholder> <text:span text:style-name="T5">(</text:span><text:span text:style-name="T5"><text:placeholder text:placeholder-type="text">&lt;o.q_x_pack&gt;</text:placeholder></text:span><text:span text:style-name="T5"> pz.) </text:span><text:span text:style-name="T6">[</text:span><text:span text:style-name="T6"><text:placeholder text:placeholder-type="text">&lt;o.statistic_category&gt;</text:placeholder></text:span><text:span text:style-name="T6">]</text:span><text:span text:style-name="T10"><text:placeholder text:placeholder-type="text">&lt;'\n%s' % o.mx_campaign_detail if o.mx_campaign_detail else ''&gt;</text:placeholder></text:span></text:p>
          </table:table-cell>
          <table:covered-table-cell/>
          <table:table-cell table:style-name="Tabella1.B4" office:value-type="string">
            <text:p text:style-name="P6"><text:placeholder text:placeholder-type="text">&lt;o.status&gt;</text:placeholder></text:p>
          </table:table-cell>
          <table:table-cell table:style-name="Tabella1.B4" office:value-type="string">
            <text:p text:style-name="P7"><text:placeholder text:placeholder-type="text">&lt;o.mx_oc_out&gt;</text:placeholder></text:p>
          </table:table-cell>
          <table:table-cell table:style-name="Tabella1.B4" office:value-type="string">
            <text:p text:style-name="P9"><text:placeholder text:placeholder-type="text">&lt;o.mx_campaign_out&gt;</text:placeholder></text:p>
          </table:table-cell>
          <table:table-cell table:style-name="Tabella1.B4" office:value-type="string">
            <text:p text:style-name="P15"><text:placeholder text:placeholder-type="text">&lt;o.mx_start_qty + o.mx_bf_in + o.mx_of_in - o.mx_bc_out - o.mx_campaign_out - o.mx_oc_out&gt;</text:placeholder></text:p>
          </table:table-cell>
          <table:table-cell table:style-name="Tabella1.B4" office:value-type="string">
            <text:p text:style-name="P7"><text:placeholder text:placeholder-type="text">&lt;o.mx_start_qty&gt;</text:placeholder></text:p>
          </table:table-cell>
          <table:table-cell table:style-name="Tabella1.B4" office:value-type="string">
            <text:p text:style-name="P7"><text:placeholder text:placeholder-type="text">&lt;o.mx_bf_in&gt;</text:placeholder></text:p>
          </table:table-cell>
          <table:table-cell table:style-name="Tabella1.B4" office:value-type="string">
            <text:p text:style-name="P7"><text:placeholder text:placeholder-type="text">&lt;o.mx_bc_out&gt;</text:placeholder></text:p>
          </table:table-cell>
          <table:table-cell table:style-name="Tabella1.B4" office:value-type="string">
            <text:p text:style-name="P16"><text:placeholder text:placeholder-type="text">&lt;o.mx_start_qty + o.mx_bf_in - o.mx_bc_out&gt;</text:placeholder></text:p>
          </table:table-cell>
          <table:table-cell table:style-name="Tabella1.K4" office:value-type="string">
            <text:p text:style-name="P8"><text:placeholder text:placeholder-type="text">&lt;o.mx_of_in&gt;</text:placeholder></text:p>
          </table:table-cell>
        </table:table-row>
        <table:table-row table:style-name="Tabella1.2">
          <table:table-cell table:style-name="Tabella1.A8" table:number-columns-spanned="11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9" table:number-columns-spanned="11" office:value-type="string">
            <text:p text:style-name="P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Arial" fo:font-size="10pt" fo:font-weight="bold" officeooo:rsid="000f3f20" officeooo:paragraph-rsid="005fe111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Arial" fo:font-size="9pt" fo:font-weight="bold" officeooo:rsid="000f3f20" officeooo:paragraph-rsid="003961a2" style:font-size-asian="9pt" style:font-weight-asian="bold" style:font-size-complex="9pt" style:font-weight-complex="bold"/>
    </style:style>
    <style:style style:name="MT1" style:family="text">
      <style:text-properties officeooo:rsid="0048c14f"/>
    </style:style>
    <style:style style:name="MT2" style:family="text">
      <style:text-properties fo:font-size="9pt" officeooo:rsid="00197d1e" style:font-size-asian="9pt" style:font-size-complex="9pt"/>
    </style:style>
    <style:style style:name="MT3" style:family="text">
      <style:text-properties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ATO</text:span> MAGAZZINO</text:p>
        <text:p text:style-name="MP2"><text:span text:style-name="MT2">Filtro: </text:span><text:span text:style-name="MT3"><text:placeholder text:placeholder-type="text">&lt;get_filter(data)&gt;</text:placeholder></text:span></text:p>
      </style:header>
      <style:footer>
        <text:p text:style-name="MP3">Stampa effettuata il <text:span text:style-name="MT4"><text:placeholder text:placeholder-type="text">&lt;get_date()&gt;</text:placeholder></text:span><text:tab/><text:tab/>Pag.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12-21T12:40:29.623912844</dc:date>
    <dc:creator>thebrush </dc:creator>
    <meta:editing-duration>PT5H20M24S</meta:editing-duration>
    <meta:editing-cycles>87</meta:editing-cycles>
    <meta:document-statistic meta:table-count="1" meta:image-count="0" meta:object-count="0" meta:page-count="1" meta:paragraph-count="43" meta:word-count="118" meta:character-count="1132" meta:non-whitespace-character-count="1060"/>
  </office:meta>
</office:document-meta>
</file>